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CCJU/echeances/listeDroitsEcheancesAllocataire#%</text:p>
      <text:p text:style-name="Standard"/>
      <text:p text:style-name="P3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5T13:44:23</dc:date>
    <meta:editing-cycles>53</meta:editing-cycles>
    <meta:editing-duration>PT18H36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45" meta:character-count="705"/>
  </office:meta>
</office:document-meta>
</file>